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92cm" fo:min-width="1.498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cm" fo:min-width="1.213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18cm" fo:min-width="1.918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595cm" fo:min-width="1.583cm"/>
      <style:paragraph-properties style:writing-mode="lr-tb"/>
    </style:style>
    <style:style style:name="gr5" style:family="graphic" style:parent-style-name="objectwithoutfill">
      <style:graphic-properties svg:stroke-color="#000000" draw:marker-start="Double_20_Arrow" draw:marker-start-width="0.2cm"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518cm" fo:min-width="2.601cm"/>
      <style:paragraph-properties style:writing-mode="lr-tb"/>
    </style:style>
    <style:style style:name="gr7" style:family="graphic" style:parent-style-name="objectwithoutfill">
      <style:graphic-properties svg:stroke-color="#000000" draw:marker-start="Double_20_Arrow" draw:marker-start-width="0.2cm" draw:marker-end="Double_20_Arrow" draw:marker-end-width="0.2cm"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47cm" fo:min-width="1.54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471cm" fo:min-width="1.297cm"/>
      <style:paragraph-properties style:writing-mode="lr-tb"/>
    </style:style>
    <style:style style:name="gr10" style:family="graphic" style:parent-style-name="objectwithoutfill">
      <style:graphic-properties svg:stroke-color="#000000" draw:marker-start="Arrow" draw:marker-start-width="0.2cm" draw:marker-end="Square" draw:marker-end-width="0.2cm"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471cm" fo:min-width="2.233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471cm" fo:min-width="2.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5" style:family="graphic" style:parent-style-name="objectwithoutfill">
      <style:graphic-properties svg:stroke-color="#000000" draw:marker-start="Arrow" draw:marker-start-width="0.2cm" draw:marker-end="Double_20_Arrow" draw:marker-end-width="0.2cm" draw:fill="none" draw:textarea-horizontal-align="center" draw:textarea-vertical-align="middl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471cm" fo:min-width="2.2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272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15cm" fo:min-width="1.918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513cm" fo:min-width="1.918cm"/>
      <style:paragraph-properties style:writing-mode="lr-tb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169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8pt" fo:language="en" fo:country="US"/>
    </style:style>
    <style:style style:name="P2" style:family="paragraph">
      <loext:graphic-properties draw:fill="none"/>
      <style:paragraph-properties fo:margin-left="0cm" fo:margin-right="0cm" fo:text-align="center" fo:text-indent="0cm" style:writing-mode="lr-tb"/>
      <style:text-properties fo:font-size="8pt" fo:language="en" fo:country="US"/>
    </style:style>
    <style:style style:name="P3" style:family="paragraph">
      <style:paragraph-properties fo:margin-left="0cm" fo:margin-right="0cm" fo:text-align="center" fo:text-indent="0cm" style:writing-mode="lr-tb"/>
      <style:text-properties fo:font-size="10pt" fo:language="en" fo:country="US" fo:font-weight="bold"/>
    </style:style>
    <style:style style:name="P4" style:family="paragraph">
      <loext:graphic-properties draw:fill="none"/>
      <style:paragraph-properties fo:margin-left="0cm" fo:margin-right="0cm" fo:text-align="center" fo:text-indent="0cm" style:writing-mode="lr-tb"/>
      <style:text-properties fo:font-size="10pt" fo:language="en" fo:country="US" fo:font-weight="bold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10pt" fo:language="en" fo:country="US" fo:font-weight="bold"/>
    </style:style>
    <style:style style:name="P7" style:family="paragraph">
      <loext:graphic-properties draw:fill="none"/>
      <style:paragraph-properties fo:text-align="center"/>
      <style:text-properties fo:language="en" fo:country="US" fo:font-weight="normal"/>
    </style:style>
    <style:style style:name="P8" style:family="paragraph">
      <loext:graphic-properties draw:fill="none" draw:fill-color="#ffffff"/>
      <style:paragraph-properties style:writing-mode="lr-tb"/>
      <style:text-properties fo:font-size="10pt" fo:language="en" fo:country="US" style:font-size-asian="10pt" style:font-size-complex="10pt"/>
    </style:style>
    <style:style style:name="P9" style:family="paragraph">
      <style:paragraph-properties fo:margin-left="0cm" fo:margin-right="0cm" fo:text-align="center" fo:text-indent="0cm" style:writing-mode="lr-tb"/>
      <style:text-properties fo:font-size="10pt" fo:language="en" fo:country="US" fo:font-weight="normal"/>
    </style:style>
    <style:style style:name="P10" style:family="paragraph">
      <loext:graphic-properties draw:fill="none"/>
      <style:paragraph-properties fo:margin-left="0cm" fo:margin-right="0cm" fo:text-align="center" fo:text-indent="0cm" style:writing-mode="lr-tb"/>
      <style:text-properties fo:font-size="10pt" fo:language="en" fo:country="US" fo:font-weight="normal"/>
    </style:style>
    <style:style style:name="P11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8pt" fo:language="en" fo:country="US"/>
    </style:style>
    <style:style style:name="P12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10pt" fo:language="en" fo:country="US" fo:font-weight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font-size="8pt" fo:language="en" fo:country="US" style:font-size-asian="8pt" style:font-size-complex="8pt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fo:language="en" fo:country="US" fo:font-weight="normal" style:font-weight-asian="normal" style:font-weight-complex="normal"/>
    </style:style>
    <style:style style:name="T3" style:family="text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T4" style:family="text">
      <style:text-properties fo:font-size="10pt" fo:language="en" fo:country="US" fo:font-weight="normal"/>
    </style:style>
    <style:style style:name="T5" style:family="text">
      <style:text-properties fo:font-size="8pt" fo:language="en" fo:country="US" fo:font-weight="normal" style:font-size-asian="8pt" style:font-size-complex="8pt"/>
    </style:style>
    <style:style style:name="T6" style:family="text">
      <style:text-properties fo:font-size="8pt" fo:language="en" fo:country="US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2.078cm" svg:height="0.822cm" svg:x="8.831cm" svg:y="2.711cm">
          <draw:glue-point draw:id="4" svg:x="2.593cm" svg:y="5.024cm"/>
          <draw:glue-point draw:id="5" svg:x="-2.584cm" svg:y="5.024cm"/>
          <draw:glue-point draw:id="6" svg:x="-1.66cm" svg:y="5.024cm"/>
          <draw:glue-point draw:id="7" svg:x="5.009cm" svg:y="-2.579cm"/>
          <draw:glue-point draw:id="8" svg:x="5.009cm" svg:y="2.481cm"/>
          <text:p text:style-name="P1"><text:span text:style-name="T1">Budget I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1.783cm" svg:height="0.72cm" svg:x="15.919cm" svg:y="8.391cm">
          <text:p text:style-name="P1"><text:span text:style-name="T1">Accou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2.5cm" svg:height="0.85cm" svg:x="19.465cm" svg:y="10.685cm">
          <draw:glue-point draw:id="4" svg:x="-3.908cm" svg:y="-5.011cm"/>
          <draw:glue-point draw:id="5" svg:x="2.088cm" svg:y="-4.952cm"/>
          <text:p text:style-name="P3"><text:span text:style-name="T2">Business Unit</text:span></text:p>
          <text:p text:style-name="P3"><text:span text:style-name="T3">cbCompan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2.173cm" svg:height="0.935cm" svg:x="13.579cm" svg:y="4.074cm">
          <draw:glue-point draw:id="4" svg:x="4.795cm" svg:y="4.502cm"/>
          <draw:glue-point draw:id="5" svg:x="1.537cm" svg:y="-4.973cm"/>
          <text:p text:style-name="P3"><text:span text:style-name="T2">Bu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2.587cm" svg:y1="6.794cm" svg:x2="14.354cm" svg:y2="10.709cm" draw:start-shape="id1" draw:start-glue-point="2" draw:end-shape="id2" draw:end-glue-point="0" svg:d="M12587 6794l1767 3915" svg:viewBox="0 0 1768 3916">
          <text:p/>
        </draw:connector>
        <draw:custom-shape draw:style-name="gr6" draw:text-style-name="P6" xml:id="id2" draw:id="id2" draw:layer="layout" svg:width="3.183cm" svg:height="0.85cm" svg:x="12.763cm" svg:y="10.709cm">
          <text:p text:style-name="P3"><text:span text:style-name="T2">Payments</text:span></text:p>
          <text:p text:style-name="P3"><text:span text:style-name="T3">Accounting Trans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3.579cm" svg:y1="4.541cm" svg:x2="10.909cm" svg:y2="3.325cm" draw:start-shape="id3" draw:start-glue-point="3" draw:end-shape="id4" draw:end-glue-point="8" svg:d="M13579 4541l-2670-1216" svg:viewBox="0 0 2671 1217">
          <text:p/>
        </draw:connector>
        <draw:custom-shape draw:style-name="gr8" draw:text-style-name="P2" xml:id="id12" draw:id="id12" draw:layer="layout" svg:width="2.118cm" svg:height="0.798cm" svg:x="14.352cm" svg:y="6.43cm">
          <text:p text:style-name="P1"><text:span text:style-name="T1">Budget 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5" draw:id="id5" draw:layer="layout" svg:width="1.873cm" svg:height="0.797cm" svg:x="12.716cm" svg:y="2.09cm">
          <text:p text:style-name="P1"><text:span text:style-name="T1">Business</text:span></text:p>
          <text:p text:style-name="P1"><text:span text:style-name="T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draw:type="line" svg:x1="12.716cm" svg:y1="2.488cm" svg:x2="10.909cm" svg:y2="2.911cm" draw:start-shape="id5" draw:start-glue-point="3" draw:end-shape="id4" draw:end-glue-point="7" svg:d="M12716 2488l-1807 423" svg:viewBox="0 0 1808 424">
          <text:p/>
        </draw:connector>
        <draw:connector draw:style-name="gr10" draw:text-style-name="P5" draw:layer="layout" draw:type="line" svg:x1="13.652cm" svg:y1="2.887cm" svg:x2="14.665cm" svg:y2="4.074cm" draw:start-shape="id5" draw:start-glue-point="2" draw:end-shape="id3" draw:end-glue-point="0" svg:d="M13652 2887l1013 1187" svg:viewBox="0 0 1014 1188">
          <text:p/>
        </draw:connector>
        <draw:custom-shape draw:style-name="gr11" draw:text-style-name="P2" xml:id="id1" draw:id="id1" draw:layer="layout" svg:width="2.809cm" svg:height="0.797cm" svg:x="11.183cm" svg:y="5.997cm">
          <text:p text:style-name="P1"><text:span text:style-name="T1">Payment Budget</text:span><text:span text:style-name="T1"><text:line-break/></text:span><text:span text:style-name="T1">Al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2.587cm" svg:y1="5.997cm" svg:x2="10.408cm" svg:y2="3.533cm" draw:start-shape="id1" draw:start-glue-point="0" draw:end-shape="id4" draw:end-glue-point="4" svg:d="M12587 5997l-2179-2464" svg:viewBox="0 0 2180 2465">
          <text:p/>
        </draw:connector>
        <draw:connector draw:style-name="gr5" draw:text-style-name="P7" draw:layer="layout" draw:type="line" svg:x1="5.84cm" svg:y1="4.566cm" svg:x2="4.333cm" svg:y2="6.918cm" draw:start-shape="id6" draw:start-glue-point="2" draw:end-shape="id7" draw:end-glue-point="1" svg:d="M5840 4566l-1507 2352" svg:viewBox="0 0 1508 2353">
          <text:p/>
        </draw:connector>
        <draw:custom-shape draw:style-name="gr12" draw:text-style-name="P2" xml:id="id6" draw:id="id6" draw:layer="layout" svg:width="2.736cm" svg:height="0.797cm" svg:x="4.472cm" svg:y="3.769cm">
          <text:p text:style-name="P1"><text:span text:style-name="T1">Transaction</text:span><text:span text:style-name="T1"><text:line-break/></text:span><text:span text:style-name="T1">Budget Al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7.208cm" svg:y1="4.167cm" svg:x2="8.831cm" svg:y2="3.122cm" draw:start-shape="id6" draw:start-glue-point="1" draw:end-shape="id4" draw:end-glue-point="3" svg:d="M7208 4167l1623-1045" svg:viewBox="0 0 1624 1046">
          <text:p/>
        </draw:connector>
        <draw:frame draw:style-name="gr13" draw:text-style-name="P8" draw:layer="layout" svg:width="2.842cm" svg:height="1.039cm" svg:x="15.512cm" svg:y="3.582cm">
          <draw:text-box>
            <text:p><text:span text:style-name="T1">Type</text:span><text:span text:style-name="T1"><text:line-break/></text:span><text:span text:style-name="T1">Status</text:span></text:p>
          </draw:text-box>
        </draw:frame>
        <draw:frame draw:style-name="gr14" draw:text-style-name="P8" draw:layer="layout" svg:width="3.343cm" svg:height="1.827cm" svg:x="6.657cm" svg:y="1.371cm">
          <draw:text-box>
            <text:p><text:span text:style-name="T1">Budget Item Type</text:span></text:p>
            <text:p><text:span text:style-name="T1">Amount</text:span></text:p>
            <text:p><text:span text:style-name="T1">Purpose</text:span></text:p>
            <text:p><text:span text:style-name="T1">Justification</text:span></text:p>
          </draw:text-box>
        </draw:frame>
        <draw:connector draw:style-name="gr7" draw:text-style-name="P5" draw:layer="layout" draw:type="line" svg:x1="19.738cm" svg:y1="10.685cm" svg:x2="16.81cm" svg:y2="9.111cm" draw:start-shape="id8" draw:start-glue-point="4" draw:end-shape="id9" draw:end-glue-point="2" svg:d="M19738 10685l-2928-1574" svg:viewBox="0 0 2929 1575">
          <text:p/>
        </draw:connector>
        <draw:connector draw:style-name="gr7" draw:text-style-name="P5" draw:layer="layout" draw:type="line" svg:x1="19.465cm" svg:y1="11.11cm" svg:x2="15.946cm" svg:y2="11.134cm" draw:start-shape="id8" draw:start-glue-point="3" draw:end-shape="id2" draw:end-glue-point="1" svg:d="M19465 11110l-3519 24" svg:viewBox="0 0 3520 25">
          <text:p/>
        </draw:connector>
        <draw:connector draw:style-name="gr15" draw:text-style-name="P5" draw:layer="layout" draw:type="line" svg:x1="16.81cm" svg:y1="9.111cm" svg:x2="14.354cm" svg:y2="10.709cm" draw:start-shape="id9" draw:start-glue-point="2" draw:end-shape="id2" draw:end-glue-point="0" svg:d="M16810 9111l-2456 1598" svg:viewBox="0 0 2457 1599">
          <text:p/>
        </draw:connector>
        <draw:custom-shape draw:style-name="gr11" draw:text-style-name="P2" xml:id="id11" draw:id="id11" draw:layer="layout" svg:width="2.809cm" svg:height="0.797cm" svg:x="8.884cm" svg:y="7.754cm">
          <text:p text:style-name="P1"><text:span text:style-name="T1">Budget</text:span><text:span text:style-name="T1"><text:line-break/></text:span><text:span text:style-name="T1">Requir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9.638cm" svg:y1="6.794cm" svg:x2="10.288cm" svg:y2="7.754cm" draw:start-shape="id10" draw:start-glue-point="2" draw:end-shape="id11" draw:end-glue-point="0" svg:d="M9638 6794l650 960" svg:viewBox="0 0 651 961">
          <text:p/>
        </draw:connector>
        <draw:connector draw:style-name="gr5" draw:text-style-name="P5" draw:layer="layout" draw:type="line" svg:x1="9.638cm" svg:y1="5.997cm" svg:x2="9.87cm" svg:y2="3.533cm" draw:start-shape="id10" draw:start-glue-point="0" draw:end-shape="id4" draw:end-glue-point="2" svg:d="M9638 5997l232-2464" svg:viewBox="0 0 233 2465">
          <text:p/>
        </draw:connector>
        <draw:connector draw:style-name="gr15" draw:text-style-name="P5" draw:layer="layout" draw:type="line" svg:x1="4.333cm" svg:y1="6.918cm" svg:x2="12.774cm" svg:y2="11.127cm" draw:start-shape="id7" draw:start-glue-point="1" svg:d="M4333 6918l8441 4209" svg:viewBox="0 0 8442 4210">
          <text:p/>
        </draw:connector>
        <draw:connector draw:style-name="gr15" draw:text-style-name="P5" draw:layer="layout" draw:type="line" svg:x1="16.81cm" svg:y1="8.391cm" svg:x2="15.411cm" svg:y2="7.228cm" draw:start-shape="id9" draw:start-glue-point="0" draw:end-shape="id12" draw:end-glue-point="2" svg:d="M16810 8391l-1399-1163" svg:viewBox="0 0 1400 1164">
          <text:p/>
        </draw:connector>
        <draw:connector draw:style-name="gr15" draw:text-style-name="P5" draw:layer="layout" draw:type="line" svg:x1="14.665cm" svg:y1="5.009cm" svg:x2="15.411cm" svg:y2="6.43cm" draw:start-shape="id3" draw:start-glue-point="2" draw:end-shape="id12" draw:end-glue-point="0" svg:d="M14665 5009l746 1421" svg:viewBox="0 0 747 1422">
          <text:p/>
        </draw:connector>
        <draw:custom-shape draw:style-name="gr3" draw:text-style-name="P10" xml:id="id14" draw:id="id14" draw:layer="layout" svg:width="2.5cm" svg:height="0.85cm" svg:x="2.949cm" svg:y="11.285cm">
          <draw:glue-point draw:id="4" svg:x="-3.608cm" svg:y="-4.894cm"/>
          <draw:glue-point draw:id="5" svg:x="3.236cm" svg:y="-4.811cm"/>
          <text:p text:style-name="P9"><text:span text:style-name="T4">Pr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3" draw:id="id13" draw:layer="layout" svg:width="2.809cm" svg:height="0.797cm" svg:x="5.366cm" svg:y="5.989cm">
          <draw:glue-point draw:id="4" svg:x="-3.025cm" svg:y="5.018cm"/>
          <text:p text:style-name="P1"><text:span text:style-name="T1">Project</text:span></text:p>
          <text:p text:style-name="P1"><text:span text:style-name="T1">Budget Al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921cm" svg:y1="6.786cm" svg:x2="4.199cm" svg:y2="11.285cm" draw:start-shape="id13" draw:start-glue-point="4" draw:end-shape="id14" draw:end-glue-point="0" svg:d="M5921 6786l-1722 4499" svg:viewBox="0 0 1723 4500">
          <text:p/>
        </draw:connector>
        <draw:connector draw:style-name="gr5" draw:text-style-name="P5" draw:layer="layout" draw:type="line" svg:x1="6.77cm" svg:y1="5.989cm" svg:x2="9.334cm" svg:y2="3.533cm" draw:start-shape="id13" draw:start-glue-point="0" draw:end-shape="id4" draw:end-glue-point="5" svg:d="M6770 5989l2564-2456" svg:viewBox="0 0 2565 2457">
          <text:p/>
        </draw:connector>
        <draw:custom-shape draw:style-name="gr3" draw:text-style-name="P10" xml:id="id15" draw:id="id15" draw:layer="layout" svg:width="2.5cm" svg:height="0.85cm" svg:x="6.45cm" svg:y="11.286cm">
          <text:p text:style-name="P9"><text:span text:style-name="T4">Time 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6.45cm" svg:y1="11.711cm" svg:x2="5.449cm" svg:y2="11.71cm" draw:start-shape="id15" draw:start-glue-point="3" draw:end-shape="id14" draw:end-glue-point="1" svg:d="M6450 11711l-1001-1" svg:viewBox="0 0 1002 2">
          <text:p/>
        </draw:connector>
        <draw:custom-shape draw:style-name="gr16" draw:text-style-name="P11" xml:id="id10" draw:id="id10" draw:layer="layout" svg:width="2.809cm" svg:height="0.797cm" svg:x="8.234cm" svg:y="5.997cm">
          <text:p text:style-name="P1"><text:span text:style-name="T1">Requirement</text:span></text:p>
          <text:p text:style-name="P1"><text:span text:style-name="T1">Budget Al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3.005cm" svg:y1="8.696cm" svg:x2="3.297cm" svg:y2="11.295cm" draw:start-shape="id7" draw:start-glue-point="2" draw:end-shape="id14" draw:end-glue-point="4" svg:d="M3005 8696l292 2599" svg:viewBox="0 0 293 2600">
          <text:p/>
        </draw:connector>
        <draw:connector draw:style-name="gr5" draw:text-style-name="P5" draw:layer="layout" draw:type="line" svg:x1="15.706cm" svg:y1="4.961cm" svg:x2="20.715cm" svg:y2="10.685cm" draw:start-shape="id3" draw:start-glue-point="4" draw:end-shape="id8" draw:end-glue-point="0" svg:d="M15706 4961l5009 5724" svg:viewBox="0 0 5010 5725">
          <text:p/>
        </draw:connector>
        <draw:frame draw:style-name="gr17" draw:text-style-name="P8" draw:layer="layout" svg:width="3.459cm" svg:height="1.522cm" svg:x="20.315cm" svg:y="11.475cm">
          <draw:text-box>
            <text:p><text:span text:style-name="T1">May be linked to General Ledger Accounts</text:span></text:p>
          </draw:text-box>
        </draw:frame>
        <draw:frame draw:style-name="gr14" draw:text-style-name="P8" draw:layer="layout" svg:width="3.074cm" svg:height="1.827cm" svg:x="13.936cm" svg:y="11.477cm">
          <draw:text-box>
            <text:p><text:span text:style-name="T1">May be linked to Bank Accounts</text:span></text:p>
          </draw:text-box>
        </draw:frame>
        <draw:custom-shape draw:style-name="gr9" draw:text-style-name="P2" xml:id="id16" draw:id="id16" draw:layer="layout" svg:width="1.873cm" svg:height="0.797cm" svg:x="14.829cm" svg:y="2.028cm">
          <text:p text:style-name="P1"><text:span text:style-name="T1">Re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5.765cm" svg:y1="2.825cm" svg:x2="14.998cm" svg:y2="4.077cm" draw:start-shape="id16" draw:start-glue-point="2" draw:end-shape="id3" draw:end-glue-point="5" svg:d="M15765 2825l-767 1252" svg:viewBox="0 0 768 1253">
          <text:p/>
        </draw:connector>
        <draw:g xml:id="id7" draw:id="id7">
          <draw:custom-shape draw:style-name="gr18" draw:text-style-name="P12" draw:layer="layout" svg:width="2.5cm" svg:height="0.847cm" svg:x="1.678cm" svg:y="6.04cm">
            <text:p text:style-name="P9"><text:span text:style-name="T4">Purchase</text:span></text:p>
            <text:p text:style-name="P9"><text:span text:style-name="T4">Ord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2" draw:layer="layout" svg:width="2.5cm" svg:height="0.845cm" svg:x="1.678cm" svg:y="6.939cm">
            <text:p text:style-name="P9"><text:span text:style-name="T4">Sales Ord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2" draw:layer="layout" svg:width="2.5cm" svg:height="0.847cm" svg:x="1.678cm" svg:y="7.833cm">
            <text:p text:style-name="P9"><text:span text:style-name="T4">Invoic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13" draw:layer="layout" svg:x1="4.333cm" svg:y1="5.173cm" svg:x2="4.262cm" svg:y2="8.696cm">
            <text:p/>
          </draw:line>
          <draw:custom-shape draw:style-name="gr18" draw:text-style-name="P12" draw:layer="layout" svg:width="2.5cm" svg:height="0.847cm" svg:x="1.679cm" svg:y="5.14cm">
            <text:p text:style-name="P9"><text:span text:style-name="T4">Pay Checks</text:span><text:span text:style-name="T4"><text:line-break/></text:span><text:span text:style-name="T5">IssueCar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0" xml:id="id17" draw:id="id17" draw:layer="layout" svg:width="2.5cm" svg:height="0.85cm" svg:x="5.463cm" svg:y="8.889cm">
          <draw:glue-point draw:id="4" svg:x="-3.608cm" svg:y="-4.894cm"/>
          <draw:glue-point draw:id="5" svg:x="3.236cm" svg:y="-4.811cm"/>
          <text:p text:style-name="P9"><text:span text:style-name="T4">Service</text:span><text:span text:style-name="T4"><text:line-break/></text:span><text:span text:style-name="T4">Contra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6.771cm" svg:y1="6.787cm" svg:x2="6.713cm" svg:y2="8.889cm" draw:end-shape="id17" draw:end-glue-point="0" svg:d="M6771 6787l-58 2102" svg:viewBox="0 0 59 2103">
          <text:p/>
        </draw:connector>
        <draw:connector draw:style-name="gr5" draw:text-style-name="P5" draw:layer="layout" draw:type="line" svg:x1="5.008cm" svg:y1="11.302cm" svg:x2="6.713cm" svg:y2="9.739cm" draw:start-shape="id14" draw:start-glue-point="5" draw:end-shape="id17" draw:end-glue-point="2" svg:d="M5008 11302l1705-1563" svg:viewBox="0 0 1706 1564">
          <text:p/>
        </draw:connector>
        <draw:frame draw:style-name="gr21" draw:text-style-name="P15" draw:layer="layout" svg:width="0.925cm" svg:height="0.569cm" svg:x="5.905cm" svg:y="6.642cm">
          <draw:text-box>
            <text:p text:style-name="P14"><text:span text:style-name="T6">x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Square" svg:viewBox="0 0 10 10" svg:d="M0 0h10v10h-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e Bordes</meta:initial-creator>
    <meta:creation-date>2010-03-11T01:10:56</meta:creation-date>
    <dc:date>2021-03-30T01:06:54.990097383</dc:date>
    <meta:editing-duration>P4DT6H36M37S</meta:editing-duration>
    <meta:editing-cycles>136</meta:editing-cycles>
    <meta:generator>LibreOffice/6.4.6.2$Linux_X86_64 LibreOffice_project/40$Build-2</meta:generator>
    <meta:printed-by>Joe Bordes</meta:printed-by>
    <meta:print-date>2012-05-16T13:04:15</meta:print-date>
    <meta:document-statistic meta:object-count="50"/>
  </office:meta>
</office:document-meta>
</file>